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fo:font-size="16pt" style:font-size-asian="16pt" style:text-underline-type="single" style:text-underline-style="solid" style:text-underline-width="auto" style:text-underline-mode="continuous"/>
    </style:style>
    <style:style style:name="T2" style:parent-style-name="DefaultParagraphFont" style:family="text">
      <style:text-properties fo:font-size="14pt" style:font-size-asian="14pt"/>
    </style:style>
    <style:style style:name="T3" style:parent-style-name="DefaultParagraphFont" style:family="text">
      <style:text-properties style:text-position="super 64.2%" fo:font-size="14pt" style:font-size-asian="14pt"/>
    </style:style>
    <style:style style:name="T4" style:parent-style-name="DefaultParagraphFont" style:family="text">
      <style:text-properties fo:font-size="14pt" style:font-size-asian="14pt"/>
    </style:style>
    <style:style style:name="T5" style:parent-style-name="DefaultParagraphFont" style:family="text">
      <style:text-properties style:text-position="super 64.2%" fo:font-size="14pt" style:font-size-asian="14pt"/>
    </style:style>
    <style:style style:name="T6" style:parent-style-name="DefaultParagraphFont" style:family="text">
      <style:text-properties fo:font-size="14pt" style:font-size-asian="14pt"/>
    </style:style>
    <style:style style:name="T7" style:parent-style-name="DefaultParagraphFont" style:family="text">
      <style:text-properties fo:font-size="14pt" style:font-size-asian="14pt"/>
    </style:style>
    <style:style style:name="T8" style:parent-style-name="DefaultParagraphFont" style:family="text">
      <style:text-properties fo:font-size="14pt" style:font-size-asian="14pt"/>
    </style:style>
    <style:style style:name="T9" style:parent-style-name="DefaultParagraphFont" style:family="text">
      <style:text-properties fo:font-size="14pt" style:font-size-asian="14pt"/>
    </style:style>
    <style:style style:name="P10" style:parent-style-name="Normal" style:family="paragraph">
      <style:text-properties fo:font-size="14pt" style:font-size-asian="14pt"/>
    </style:style>
    <style:style style:name="P11" style:parent-style-name="Normal" style:family="paragraph">
      <style:text-properties fo:font-size="14pt" style:font-size-asian="14pt"/>
    </style:style>
    <style:style style:name="P12" style:parent-style-name="Normal" style:family="paragraph">
      <style:text-properties fo:font-size="14pt" style:font-size-asian="14pt"/>
    </style:style>
    <style:style style:name="T13" style:parent-style-name="DefaultParagraphFont" style:family="text">
      <style:text-properties fo:font-size="14pt" style:font-size-asian="14pt"/>
    </style:style>
    <style:style style:name="T14" style:parent-style-name="DefaultParagraphFont" style:family="text">
      <style:text-properties fo:font-size="14pt" style:font-size-asian="14pt"/>
    </style:style>
  </office:automatic-styles>
  <office:body>
    <office:text text:use-soft-page-breaks="true">
      <text:p text:style-name="P1">MARKET RESEARCH - FINAL CHOICE</text:p>
      <text:p text:style-name="Normal"><text:span text:style-name="T2">I eventually settled on a games convention. The convention is called EGX REZZED and takes part 30</text:span><text:span text:style-name="T3">th</text:span><text:span text:style-name="T4"><text:s/>March-1</text:span><text:span text:style-name="T5">st</text:span><text:span text:style-name="T6"><text:s/>April 2017 in London</text:span><text:span text:style-name="T7">. The event is held</text:span><text:span text:style-name="T8"><text:s/>by Virgin M</text:span><text:span text:style-name="T9">edia and is for smaller projects up coming.</text:span></text:p>
      <text:p text:style-name="P10">At the convention, some new mainstream games are shown, which most people already know about. These include the Battlefield first person shooter game and Dawn of War III, a new Warhammer game. From these, I can find similar information to that at the whole of a conference, so more information can be acquired from here.</text:p>
      <text:p text:style-name="P11">There are lots of mainstream style games that are displayed at EGX, of which several are made by new or developing brands. There are much more of these games than the more mainstream ones, so there are many people to ask. As these games are by small scale developers, I can infer that people with high importance to the game will be there. For example, to a game like Sonic Mania, only people for advertising will be present, not a designer or manager. Whereas for a game such as QUBE 2, a game by a less popular company, there can be managing directors and creators of QUBE. From talking to these more important people, I can find out about what<text:s/>difficulties can come in making games, as well as getting an experienced opinion on each of the questions.</text:p>
      <text:p text:style-name="P12">Finally, at EGX, there are a wide variety of Indie games. Although it does not help me so much to discuss the themes of indie games, there will be creators of the games, as they are small scale, and they people who make indie games tend to make it a hobby more than their job. For example, a game called Dark Quest is to be displayed at the convention. After being in contact with the creator since I knew<text:s/>he would be at EGX, I found that Dark Quest is an RPG turn based game, it would be in the Indie section. The Scandinavian creator, Anton Wiklund, is a gamer and makes games in his own time. Anton is also a hardcore gamer. He will therefore know what a lot<text:s/>of people like to play as he works on both mainstream, such as Contra (by Nintendo), and indie games.</text:p>
      <text:p text:style-name="Normal"><text:span text:style-name="T13">I will take a questionnaire to EGX REZZED, and so ask Anton and many other programmers and gamers alike a series of questions. These questions will there</text:span><text:span text:style-name="T14">fore let me know of the direction I want to lead my project, and what sort of game should be ma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m Tomlin</meta:initial-creator>
    <dc:creator>Tamsin Tomlin</dc:creator>
    <meta:creation-date>2017-06-17T08:12:00Z</meta:creation-date>
    <dc:date>2017-06-28T19:16:00Z</dc:date>
    <meta:template xlink:href="Normal" xlink:type="simple"/>
    <meta:editing-cycles>9</meta:editing-cycles>
    <meta:editing-duration>PT4320S</meta:editing-duration>
    <meta:document-statistic meta:page-count="1" meta:paragraph-count="4" meta:word-count="347" meta:character-count="2323" meta:row-count="16" meta:non-whitespace-character-count="1980"/>
  </office:meta>
</office:document-meta>
</file>